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041896" officeooo:paragraph-rsid="00041896"/>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fo:font-style="italic" officeooo:rsid="00041896" officeooo:paragraph-rsid="00041896" style:font-style-asian="italic" style:font-style-complex="italic"/>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41896" officeooo:paragraph-rsid="00041896"/>
    </style:style>
    <style:style style:name="P4"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5b3be" officeooo:paragraph-rsid="0005b3be"/>
    </style:style>
    <style:style style:name="T1" style:family="text">
      <style:text-properties officeooo:rsid="0005b3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igh Priest - </text:span>Hebrews 7:23-25</text:p>
      <text:p text:style-name="P2"><text:s/>The former priests were many in number, because they were prevented by death from continuing in office, but he holds his priesthood permanently, because he continues forever. <text:s/>Consequently, he is able to save to the uttermost those who draw near to God through him, since he always lives to make intercession for them.</text:p>
      <text:p text:style-name="P3">All throughout Jewish history they had priests to make sacrifices on behalf of all people of the country. The most prominent of these priests were the High Priest where he was the only one able to go into the Holy of Holys and make intercession to God directly. This could only be done by one man, and because men have a finite lifespan this role changed from person to person.</text:p>
      <text:p text:style-name="P3">That all changed when Jesus came on the scene. Jesus Christ was that perfect high priest. He was able to go before the throne of God to make intercession, not just for Jewish people but a perfect sacrifice for all who believe. This man Jesus had to come to fulfill prophecy, and to make it possible for each of us in this room to be called children of the Most High God.</text:p>
      <text:p text:style-name="P3">This perfect High Priest came to earth, lived a sinless life even though He was tempted and tried just as we are, but He remained sinless. Only God could do such a thing, and only God could sacrifice His on Son. <text:span text:style-name="T1">God was the perfect High Priest for us. He was as the beginning of Hebrews 7 called him “in the Priestly order of Melchizedek”. He had no beginning and no ending, He was God in human flesh.</text:span></text:p>
      <text:p text:style-name="P4">All our lives mean nothing if we do not put our trust in this High Priest. No human so-called priest can take away sins, no man can claim health, wealth and prosperity on anyone. It is up to God Almighty to do as He wills. We are to forever be grateful that we now do not have to taste a second death. That we get to spend an eternity with a loving Father, who gave us His all so we could have it all. <text:s/></text:p>
      <text:p text:style-name="P4">Thank Yo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9T20:14:21.455773928</meta:creation-date>
    <dc:title>Default</dc:title>
    <meta:editing-duration>PT4M13S</meta:editing-duration>
    <meta:editing-cycles>2</meta:editing-cycles>
    <meta:generator>LibreOffice/7.2.4.1$Linux_X86_64 LibreOffice_project/20$Build-1</meta:generator>
    <dc:date>2022-01-29T20:29:25.741496055</dc:date>
    <meta:document-statistic meta:table-count="0" meta:image-count="0" meta:object-count="0" meta:page-count="1" meta:paragraph-count="7" meta:word-count="364" meta:character-count="1910" meta:non-whitespace-character-count="1548"/>
    <meta:template xlink:type="simple" xlink:actuate="onRequest" xlink:title="Default" xlink:href="../../../../../../../home/laserpastor/Templates/Default.ott" meta:date="2022-01-29T20:14:20.939209929"/>
  </office:meta>
</office:document-meta>
</file>